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text-properties style:font-name="Cambria" style:font-name-asian="Times New Roman2" style:font-name-complex="Times New Roman2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Text_20_body">
      <style:text-properties style:font-name="Cambria" fo:font-weight="bold" style:font-weight-asian="bold" style:font-weight-complex="bold"/>
    </style:style>
    <style:style style:name="P11" style:family="paragraph" style:parent-style-name="Standard">
      <style:text-properties style:font-name="Cambria"/>
    </style:style>
    <style:style style:name="P12" style:family="paragraph" style:parent-style-name="Heading_20_1">
      <style:text-properties style:font-name="Cambria"/>
    </style:style>
    <style:style style:name="P13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style:font-name-asian="Times New Roman3" style:font-name-complex="Times New Roman3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93.png" xlink:type="simple" xlink:show="embed" xlink:actuate="onLoad"/></draw:frame></text:p>
          </table:table-cell>
          <table:table-cell table:style-name="Table1.B1" office:value-type="string">
            <text:h text:style-name="P12" text:outline-level="1">Ключ управляемый нормально замкнутый тип 1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7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889cm" draw:z-index="1"><draw:image xlink:href="../images/0093s.png" xlink:type="simple" xlink:show="embed" xlink:actuate="onLoad"/></draw:frame></text:p>
          </table:table-cell>
          <table:table-cell table:style-name="Table1.A1" office:value-type="string">
            <text:p text:style-name="P11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11"/>
          </table:table-cell>
        </table:table-row>
        <table:table-row table:style-name="Table1.3">
          <table:table-cell table:style-name="Table1.A5" table:number-columns-spanned="2" office:value-type="string">
            <text:p text:style-name="P8">Блок реализует функцию управляемого ключа по алгоритму:</text:p>
            <text:p text:style-name="P9"><draw:frame draw:style-name="fr4" draw:name="Object3" text:anchor-type="as-char" svg:width="8.701cm" svg:height="1.268cm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6"><text:span text:style-name="T5">где </text:span><text:span text:style-name="T4">x(t)</text:span><text:span text:style-name="T2"> </text:span><text:span text:style-name="T1">— входной сигнал блока </text:span><text:span text:style-name="T2">(</text:span><text:span text:style-name="T1">или вектор сигналов), </text:span><text:span text:style-name="T4">y(t)</text:span><text:span text:style-name="T2"> </text:span><text:span text:style-name="T1">— выходной сигнал блока (или вектор сигналов).</text:span></text:p>
            <text:p text:style-name="P6"><text:span text:style-name="T5">Управляющий сигнал входит в блок </text:span><text:span text:style-name="T6">сверху</text:span><text:span text:style-name="T7">. В процессе расчета изображение блока меняется, в зависимости от наличия управляющего сигнала: в нормальном положении ключ </text:span><text:span text:style-name="T6">замкнут</text:span><text:span text:style-name="T3">,</text:span><text:span text:style-name="T7"> при подаче управляющего сигнала ключ </text:span><text:span text:style-name="T6">разомкнут</text:span><text:span text:style-name="T7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38cm" svg:height="2.829cm" draw:z-index="3"><draw:image xlink:href="../images/0093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38cm" svg:height="2.829cm" draw:z-index="4"><draw:image xlink:href="../images/0093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6">Блок представляет собой субмодель (сборку). Для того чтобы посмотреть структуру алгоритма – нажмите правой кнопкой «Действия» <text:span text:style-name="T8">→</text:span> «Войти в субмодель».</text:p>
            <text:p text:style-name="P6"><text:span text:style-name="T6">Свойства</text:span><text:span text:style-name="T5">:</text:span><text:span text:style-name="T7"> для работы блока свойства задавать не требуется.</text:span></text:p>
            <text:p text:style-name="P10">Примечания:</text:p>
            <text:list xml:id="list263799866060248106" text:style-name="L1">
              <text:list-item>
                <text:p text:style-name="P13">По умолчанию блок формирует <text:span text:style-name="T9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1</dc:title>
    <dc:date>2014-12-16T12:09:23.14</dc:date>
    <meta:generator>OpenOffice/4.1.1$Win32 OpenOffice.org_project/411m6$Build-9775</meta:generator>
    <meta:editing-duration>PT1H16M27S</meta:editing-duration>
    <meta:editing-cycles>34</meta:editing-cycles>
    <meta:document-statistic meta:table-count="2" meta:image-count="4" meta:object-count="1" meta:page-count="1" meta:paragraph-count="18" meta:word-count="111" meta:character-count="768"/>
  </office:meta>
</office:document-meta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